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2fe41" officeooo:paragraph-rsid="0002fe4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fe41" officeooo:paragraph-rsid="00037ca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b2df" officeooo:paragraph-rsid="0004b2d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2fe41" officeooo:paragraph-rsid="0002fe4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fe41" officeooo:paragraph-rsid="0002fe4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2fe4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2fe41" officeooo:paragraph-rsid="0002fe4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2fe41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1359" officeooo:paragraph-rsid="0005135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2fe41" officeooo:paragraph-rsid="0002fe4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2fe41" officeooo:paragraph-rsid="0002fe41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37ca7" officeooo:paragraph-rsid="00037ca7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4b2df" officeooo:paragraph-rsid="0004b2df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51359" officeooo:paragraph-rsid="00051359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2fe41" officeooo:paragraph-rsid="0002fe4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37ca7" officeooo:paragraph-rsid="00037ca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51359" officeooo:paragraph-rsid="0005135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51359" officeooo:paragraph-rsid="0005135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98c2e" officeooo:paragraph-rsid="00098c2e" style:font-weight-asian="normal" style:font-weight-complex="normal"/>
    </style:style>
    <style:style style:name="T1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none" fo:font-weight="normal" officeooo:rsid="0002fe41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none" fo:font-weight="normal" officeooo:rsid="00037ca7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style:text-underline-style="none" fo:font-weight="normal" officeooo:rsid="0006aa7b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text-underline-style="none" fo:font-weight="normal" officeooo:rsid="00080486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2fe41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8" style:family="text">
      <style:text-properties fo:font-size="14pt" fo:font-style="normal" style:text-underline-style="none" officeooo:rsid="00037ca7" style:font-size-asian="12.25pt" style:font-style-asian="normal" style:font-size-complex="14pt" style:font-style-complex="normal"/>
    </style:style>
    <style:style style:name="T9" style:family="text">
      <style:text-properties fo:font-size="14pt" fo:font-style="normal" style:text-underline-style="none" officeooo:rsid="00051359" style:font-size-asian="12.25pt" style:font-style-asian="normal" style:font-size-complex="14pt" style:font-style-complex="normal"/>
    </style:style>
    <style:style style:name="T10" style:family="text">
      <style:text-properties fo:font-size="14pt" fo:font-style="normal" style:text-underline-style="none" officeooo:rsid="00080486" style:font-size-asian="12.25pt" style:font-style-asian="normal" style:font-size-complex="14pt" style:font-style-complex="normal"/>
    </style:style>
    <style:style style:name="T11" style:family="text">
      <style:text-properties fo:font-size="14pt" fo:font-style="normal" style:text-underline-style="none" fo:font-weight="bold" style:font-size-asian="12.25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fe4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 INSTALL DJANGO </text:p>
      <text:p text:style-name="P5"/>
      <text:p text:style-name="P5"/>
      <text:p text:style-name="P8"><text:span text:style-name="T2">1. Install pip which is used for</text:span><text:span text:style-name="T6"> </text:span><text:a xlink:type="simple" xlink:href="https://en.wikipedia.org/wiki/Package_manager" text:style-name="Internet_20_link" text:visited-style-name="Visited_20_Internet_20_Link"><text:span text:style-name="T12">package management system</text:span></text:a><text:span text:style-name="T12"> used to install and manage </text:span><text:a xlink:type="simple" xlink:href="https://en.wikipedia.org/wiki/Package_%28package_management_system%29" text:style-name="Internet_20_link" text:visited-style-name="Visited_20_Internet_20_Link"><text:span text:style-name="T12">software packages</text:span></text:a><text:span text:style-name="T12"> written in </text:span><text:a xlink:type="simple" xlink:href="https://en.wikipedia.org/wiki/Python_%28programming_language%29" text:style-name="Internet_20_link" text:visited-style-name="Visited_20_Internet_20_Link"><text:span text:style-name="T12">Python</text:span></text:a><text:span text:style-name="T12">.</text:span></text:p>
      <text:p text:style-name="P6"><text:span text:style-name="T14">$ </text:span><text:span text:style-name="T13">sudo apt-get install python-pip</text:span></text:p>
      <text:p text:style-name="P7">$ sudo pip install pip --upgrade <text:s text:c="2"/>//<text:span text:style-name="T15">upgrade if already installed</text:span></text:p>
      <text:p text:style-name="P10"/>
      <text:p text:style-name="P7"><text:span text:style-name="T15">2. </text:span><text:span text:style-name="T16">Create virtual enviroment</text:span></text:p>
      <text:p text:style-name="P11">$ pip install virtualenv</text:p>
      <text:p text:style-name="P1"><text:span text:style-name="T7">$ pip install virtualenv –upgrade <text:s/></text:span><text:span text:style-name="T1">//upgrade if already installed</text:span></text:p>
      <text:p text:style-name="P5"/>
      <text:p text:style-name="P1"><text:span text:style-name="T1">3. </text:span><text:span text:style-name="T8">$ mkdir trydjango19</text:span></text:p>
      <text:p text:style-name="P12"><text:s text:c="4"/>$ cd trydjango19</text:p>
      <text:p text:style-name="P2"><text:span text:style-name="T8"><text:s text:c="4"/>$ virtualenv . <text:s text:c="3"/></text:span><text:span text:style-name="T3">//go inside virtual environment </text:span><text:span text:style-name="T4">whose name is trydjango19</text:span></text:p>
      <text:p text:style-name="P12"><text:s text:c="4"/>$ source bin/activate</text:p>
      <text:p text:style-name="P12"><text:s text:c="4"/>$ pip freeze</text:p>
      <text:p text:style-name="P2"><text:span text:style-name="T8"><text:s text:c="4"/>$ pip install Django <text:s/></text:span><text:span text:style-name="T3">//already gives the latest version</text:span></text:p>
      <text:p text:style-name="P2"><text:span text:style-name="T3"><text:s text:c="4"/></text:span><text:span text:style-name="T8">$ pip install Django --upgrade <text:s text:c="2"/>//</text:span><text:span text:style-name="T3"> to upgrade the version if pre installed</text:span></text:p>
      <text:p text:style-name="P16"/>
      <text:p text:style-name="P3"><text:span text:style-name="T3">4. </text:span><text:span text:style-name="T1">create django project named “</text:span><text:span text:style-name="T5">blog</text:span><text:span text:style-name="T1">”</text:span></text:p>
      <text:p text:style-name="P3"><text:span text:style-name="T1"><text:s text:c="4"/></text:span><text:span text:style-name="T7">$ django-admin.py startproject </text:span><text:span text:style-name="T10">blog</text:span></text:p>
      <text:p text:style-name="P13"><text:s text:c="4"/>$ cd trydjango19</text:p>
      <text:p text:style-name="P3"><text:span text:style-name="T7"><text:s text:c="4"/>$ </text:span><text:span text:style-name="T9">python manage.py runserver</text:span></text:p>
      <text:p text:style-name="P9"><text:span text:style-name="T7">Now in the terminal a url would appear like </text:span><text:a xlink:type="simple" xlink:href="http://127.0.0.1:8000/" text:style-name="Internet_20_link" text:visited-style-name="Visited_20_Internet_20_Link">http://127.0.0.1:8000/</text:a></text:p>
      <text:p text:style-name="P17">Now go in the browser and type the same url </text:p>
      <text:p text:style-name="P9"><text:span text:style-name="T7">A page should appearing saying </text:span><text:span text:style-name="T11">It worked! Congratulations...</text:span></text:p>
      <text:p text:style-name="P9"><text:span text:style-name="T11"/></text:p>
      <text:p text:style-name="P19"><text:span text:style-name="T7">5. open the project in sublime text editor by File &gt; Open</text:span></text:p>
      <text:p text:style-name="P19"><text:span text:style-name="T7"/></text:p>
      <text:p text:style-name="P19"><text:span text:style-name="T7"/></text:p>
      <text:p text:style-name="P14"/>
      <text:p text:style-name="P17"/>
      <text:p text:style-name="P12"><text:tab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3:04:12.897070534</meta:creation-date>
    <dc:date>2017-10-06T00:10:58.281379001</dc:date>
    <meta:editing-duration>PT8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60" meta:character-count="1012" meta:non-whitespace-character-count="828"/>
  </office:meta>
</office:document-meta>
</file>